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onByTypeShouldFirstLookForExactTypeThenAncestorTest.should_inject_the_mock_only_once_and_in_the_correct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ByTypeShouldFirstLookForExactTypeThenAncestorTest.just_for_information_fields_are_read_in_declaration_order_see_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ionByTypeShouldFirstLookForExactTypeThenAncestorTest.mock_should_be_injected_once_and_in_the_best_matching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jectionByTypeShouldFirstLookForExactTypeThenAncestorTest.should_match_be_consistent_regardless_of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